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hilanka" fo:language="es" fo:country="ES" fo:font-weight="bold" officeooo:rsid="0011530b" officeooo:paragraph-rsid="0011530b" style:font-weight-asian="bold" style:font-weight-complex="bold"/>
    </style:style>
    <style:style style:name="P2" style:family="paragraph" style:parent-style-name="Standard">
      <style:text-properties style:font-name="Chilanka" fo:language="es" fo:country="ES" fo:font-weight="bold" officeooo:rsid="0014ddab" officeooo:paragraph-rsid="0014ddab" style:font-weight-asian="bold" style:font-weight-complex="bold"/>
    </style:style>
    <style:style style:name="P3" style:family="paragraph" style:parent-style-name="Standard">
      <style:text-properties style:font-name="Chilanka" fo:language="es" fo:country="ES" fo:font-weight="bold" officeooo:rsid="0014ddab" officeooo:paragraph-rsid="0014ddab" fo:background-color="#fff200" style:font-weight-asian="bold" style:font-weight-complex="bold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fo:language="es" fo:country="ES" fo:font-weight="bold" officeooo:rsid="0011530b" officeooo:paragraph-rsid="0011530b" style:font-weight-asian="bold" style:font-weight-complex="bold"/>
    </style:style>
    <style:style style:name="P6" style:family="paragraph" style:parent-style-name="Standard">
      <style:text-properties style:font-name="Liberation Serif" fo:language="es" fo:country="ES" fo:font-weight="bold" officeooo:rsid="0011fe2d" officeooo:paragraph-rsid="0011fe2d" style:font-weight-asian="bold" style:font-weight-complex="bold"/>
    </style:style>
    <style:style style:name="P7" style:family="paragraph" style:parent-style-name="Standard">
      <style:text-properties style:font-name="Liberation Serif" fo:language="es" fo:country="ES" fo:font-weight="normal" officeooo:rsid="0011fe2d" officeooo:paragraph-rsid="0011fe2d" style:font-weight-asian="normal" style:font-weight-complex="normal"/>
    </style:style>
    <style:style style:name="P8" style:family="paragraph" style:parent-style-name="Standard">
      <style:text-properties style:font-name="Liberation Serif" officeooo:rsid="0011fe2d" officeooo:paragraph-rsid="0011fe2d" fo:background-color="#fff200"/>
    </style:style>
    <style:style style:name="P9" style:family="paragraph" style:parent-style-name="Standard">
      <style:text-properties style:font-name="Liberation Serif" officeooo:rsid="0012b17e" officeooo:paragraph-rsid="0012b17e" fo:background-color="#fff200"/>
    </style:style>
    <style:style style:name="P10" style:family="paragraph" style:parent-style-name="Standard" style:list-style-name="L1">
      <style:text-properties style:font-name="Liberation Serif" officeooo:rsid="0012b17e" officeooo:paragraph-rsid="0012b17e"/>
    </style:style>
    <style:style style:name="P11" style:family="paragraph" style:parent-style-name="Standard" style:list-style-name="L1">
      <style:text-properties style:font-name="Liberation Serif" officeooo:rsid="0014ddab" officeooo:paragraph-rsid="0014ddab"/>
    </style:style>
    <style:style style:name="P12" style:family="paragraph" style:parent-style-name="Standard" style:list-style-name="L1">
      <style:text-properties style:font-name="Liberation Serif" officeooo:rsid="001312c0" officeooo:paragraph-rsid="0012b17e"/>
    </style:style>
    <style:style style:name="P13" style:family="paragraph" style:parent-style-name="Standard" style:list-style-name="L1">
      <style:text-properties style:font-name="Liberation Serif" officeooo:rsid="001312c0" officeooo:paragraph-rsid="001312c0"/>
    </style:style>
    <style:style style:name="P14" style:family="paragraph" style:parent-style-name="Standard">
      <style:text-properties style:font-name="Chilanka" fo:language="es" fo:country="ES" fo:font-weight="bold" officeooo:rsid="0014ddab" officeooo:paragraph-rsid="0014ddab" fo:background-color="#fff200" style:font-weight-asian="bold" style:font-weight-complex="bold"/>
    </style:style>
    <style:style style:name="T1" style:family="text">
      <style:text-properties officeooo:rsid="0011fe2d"/>
    </style:style>
    <style:style style:name="T2" style:family="text">
      <style:text-properties officeooo:rsid="0012b17e"/>
    </style:style>
    <style:style style:name="T3" style:family="text">
      <style:text-properties officeooo:rsid="0014dd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TOLOGÍA </text:p>
      <text:p text:style-name="P6"/>
      <text:p text:style-name="P7">1. Qué es, tipos</text:p>
      <text:p text:style-name="P7">2. Origen</text:p>
      <text:p text:style-name="P4">3. <text:span text:style-name="T1">Mitología Griega</text:span></text:p>
      <text:list xml:id="list2552961151" text:style-name="L1">
        <text:list-item>
          <text:p text:style-name="P10">Dioses </text:p>
        </text:list-item>
        <text:list-item>
          <text:p text:style-name="P11">Literatura griega</text:p>
          <text:list>
            <text:list-header>
              <text:p text:style-name="P11">- Mitos (según origen) y leyendas</text:p>
              <text:list>
                <text:list-item>
                  <text:p text:style-name="P10"><text:s/>Mito de Atenea</text:p>
                </text:list-item>
                <text:list-item>
                  <text:p text:style-name="P12">Talón de Aquiles</text:p>
                </text:list-item>
                <text:list-item>
                  <text:p text:style-name="P12"/>
                </text:list-item>
              </text:list>
              <text:p text:style-name="P10"/>
            </text:list-header>
          </text:list>
        </text:list-item>
        <text:list-item>
          <text:p text:style-name="P13">Titanes</text:p>
        </text:list-item>
        <text:list-item>
          <text:p text:style-name="P13">Arte en la mitología</text:p>
        </text:list-item>
        <text:list-item>
          <text:p text:style-name="P13">Criaturas <text:span text:style-name="T3">mitológicas</text:span></text:p>
          <text:p text:style-name="P13"/>
        </text:list-item>
      </text:list>
      <text:p text:style-name="P8">4. Mitología <text:span text:style-name="T2">Nórdica</text:span></text:p>
      <text:p text:style-name="P8">5. <text:span text:style-name="T2">M. Romana</text:span></text:p>
      <text:p text:style-name="P9">7. M. Celta</text:p>
      <text:p text:style-name="P9">8. M. Japonesa</text:p>
      <text:p text:style-name="P9">9. M. Azteca</text:p>
      <text:p text:style-name="P9">10. M.China</text:p>
      <text:p text:style-name="P9">11. M. Inca</text:p>
      <text:p text:style-name="P9">12. M. Maya</text:p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3" meta:word-count="66" meta:character-count="303" meta:non-whitespace-character-count="265"/>
  </office:meta>
</office:document-meta>
</file>